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cb53" officeooo:paragraph-rsid="0000cb53"/>
    </style:style>
    <style:style style:name="P2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3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4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5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6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7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8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P9" style:family="paragraph" style:parent-style-name="Standard">
      <style:text-properties fo:font-weight="bold" officeooo:rsid="000143d1" officeooo:paragraph-rsid="0014007e" style:font-weight-asian="bold" style:font-weight-complex="bold"/>
    </style:style>
    <style:style style:name="P10" style:family="paragraph" style:parent-style-name="Standard">
      <style:text-properties fo:font-weight="bold" officeooo:rsid="00024527" officeooo:paragraph-rsid="00034286" style:font-weight-asian="bold" style:font-weight-complex="bold"/>
    </style:style>
    <style:style style:name="P11" style:family="paragraph" style:parent-style-name="Standard">
      <style:text-properties fo:font-weight="bold" officeooo:rsid="000490d1" officeooo:paragraph-rsid="00034286" style:font-weight-asian="bold" style:font-weight-complex="bold"/>
    </style:style>
    <style:style style:name="P12" style:family="paragraph" style:parent-style-name="Standard">
      <style:text-properties fo:font-weight="bold" officeooo:rsid="00088074" officeooo:paragraph-rsid="00034286" style:font-weight-asian="bold" style:font-weight-complex="bold"/>
    </style:style>
    <style:style style:name="P13" style:family="paragraph" style:parent-style-name="Standard">
      <style:text-properties fo:font-weight="bold" officeooo:rsid="0009b82b" officeooo:paragraph-rsid="00034286" style:font-weight-asian="bold" style:font-weight-complex="bold"/>
    </style:style>
    <style:style style:name="P14" style:family="paragraph" style:parent-style-name="Standard">
      <style:text-properties fo:font-weight="bold" officeooo:rsid="000c4303" officeooo:paragraph-rsid="00034286" style:font-weight-asian="bold" style:font-weight-complex="bold"/>
    </style:style>
    <style:style style:name="P15" style:family="paragraph" style:parent-style-name="Standard">
      <style:text-properties fo:font-weight="bold" officeooo:rsid="000de4b5" officeooo:paragraph-rsid="00034286" style:font-weight-asian="bold" style:font-weight-complex="bold"/>
    </style:style>
    <style:style style:name="P16" style:family="paragraph" style:parent-style-name="Standard">
      <style:text-properties fo:font-weight="bold" officeooo:rsid="00104d64" officeooo:paragraph-rsid="00034286" style:font-weight-asian="bold" style:font-weight-complex="bold"/>
    </style:style>
    <style:style style:name="P17" style:family="paragraph" style:parent-style-name="Standard">
      <style:text-properties fo:font-weight="bold" officeooo:rsid="00120b24" officeooo:paragraph-rsid="00034286" style:font-weight-asian="bold" style:font-weight-complex="bold"/>
    </style:style>
    <style:style style:name="P18" style:family="paragraph" style:parent-style-name="Standard">
      <style:text-properties fo:font-weight="bold" officeooo:rsid="00190b4e" officeooo:paragraph-rsid="00034286" style:font-weight-asian="bold" style:font-weight-complex="bold"/>
    </style:style>
    <style:style style:name="P19" style:family="paragraph" style:parent-style-name="Standard">
      <style:text-properties fo:font-weight="bold" officeooo:rsid="001adb32" officeooo:paragraph-rsid="00034286" style:font-weight-asian="bold" style:font-weight-complex="bold"/>
    </style:style>
    <style:style style:name="P20" style:family="paragraph" style:parent-style-name="Standard">
      <style:text-properties officeooo:rsid="000ada0d" officeooo:paragraph-rsid="000ada0d"/>
    </style:style>
    <style:style style:name="P21" style:family="paragraph" style:parent-style-name="Standard">
      <style:text-properties style:text-underline-style="none" officeooo:rsid="000ada0d" officeooo:paragraph-rsid="0009f345"/>
    </style:style>
    <style:style style:name="P22" style:family="paragraph" style:parent-style-name="Standard">
      <style:text-properties style:text-underline-style="none" fo:font-weight="normal" officeooo:rsid="000ada0d" officeooo:paragraph-rsid="000ada0d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cd1ce" officeooo:paragraph-rsid="000cd1c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d89f0" officeooo:paragraph-rsid="000d89f0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00781" officeooo:paragraph-rsid="0010078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131f0" officeooo:paragraph-rsid="001131f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27a46" officeooo:paragraph-rsid="0011e427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27a46" officeooo:paragraph-rsid="00127a4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a75c2" officeooo:paragraph-rsid="000a75c2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acf70" officeooo:paragraph-rsid="000acf70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eaec0" officeooo:paragraph-rsid="000c9c8e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eaf88" officeooo:paragraph-rsid="000eaf8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02d0f" officeooo:paragraph-rsid="00102d0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17049" officeooo:paragraph-rsid="0011704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354c0" officeooo:paragraph-rsid="001354c0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4007e" officeooo:paragraph-rsid="0014007e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42c5b" officeooo:paragraph-rsid="00034286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02f063" officeooo:paragraph-rsid="00034286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0490d1" officeooo:paragraph-rsid="00034286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068dfc" officeooo:paragraph-rsid="00034286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088074" officeooo:paragraph-rsid="00034286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09b82b" officeooo:paragraph-rsid="00034286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0ab469" officeooo:paragraph-rsid="00034286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0c9efa" officeooo:paragraph-rsid="00034286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0de4b5" officeooo:paragraph-rsid="00034286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04d64" officeooo:paragraph-rsid="00034286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7fd68" officeooo:paragraph-rsid="00034286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90b4e" officeooo:paragraph-rsid="00034286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1adb32" officeooo:paragraph-rsid="00034286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1bb2ba" officeooo:paragraph-rsid="00034286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1c9ee9" officeooo:paragraph-rsid="00034286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1ce084" officeooo:paragraph-rsid="00034286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200a3d" officeooo:paragraph-rsid="00034286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052bb" officeooo:paragraph-rsid="00034286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21fb20" officeooo:paragraph-rsid="00034286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020839" officeooo:paragraph-rsid="0003bbdf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0241da" officeooo:paragraph-rsid="0003bbdf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034430" officeooo:paragraph-rsid="0003bbdf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04642a" officeooo:paragraph-rsid="0003bbdf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07f06f" officeooo:paragraph-rsid="0003bbdf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086916" officeooo:paragraph-rsid="0003bbdf" style:font-weight-asian="bold" style:font-weight-complex="bold"/>
    </style:style>
    <style:style style:name="P62" style:family="paragraph" style:parent-style-name="Standard">
      <style:text-properties style:text-underline-style="none" officeooo:rsid="0002017b" officeooo:paragraph-rsid="0003bbdf"/>
    </style:style>
    <style:style style:name="P63" style:family="paragraph" style:parent-style-name="Standard">
      <style:text-properties officeooo:rsid="0009f345" officeooo:paragraph-rsid="0009f345"/>
    </style:style>
    <style:style style:name="P64" style:family="paragraph" style:parent-style-name="Standard">
      <style:text-properties style:text-underline-style="solid" style:text-underline-width="auto" style:text-underline-color="font-color" officeooo:rsid="000acf70" officeooo:paragraph-rsid="000acf70"/>
    </style:style>
    <style:style style:name="P65" style:family="paragraph" style:parent-style-name="Standard">
      <style:text-properties style:text-underline-style="solid" style:text-underline-width="auto" style:text-underline-color="font-color" officeooo:rsid="000c9c8e" officeooo:paragraph-rsid="000c9c8e"/>
    </style:style>
    <style:style style:name="P66" style:family="paragraph" style:parent-style-name="Standard">
      <style:text-properties style:text-underline-style="solid" style:text-underline-width="auto" style:text-underline-color="font-color" officeooo:rsid="000eaf88" officeooo:paragraph-rsid="000eaf88"/>
    </style:style>
    <style:style style:name="P67" style:family="paragraph" style:parent-style-name="Standard">
      <style:text-properties style:text-underline-style="solid" style:text-underline-width="auto" style:text-underline-color="font-color" officeooo:rsid="00102d0f" officeooo:paragraph-rsid="00102d0f"/>
    </style:style>
    <style:style style:name="P68" style:family="paragraph" style:parent-style-name="Standard">
      <style:text-properties style:text-underline-style="solid" style:text-underline-width="auto" style:text-underline-color="font-color" officeooo:rsid="00117049" officeooo:paragraph-rsid="00117049"/>
    </style:style>
    <style:style style:name="P69" style:family="paragraph" style:parent-style-name="Standard">
      <style:text-properties style:text-underline-style="solid" style:text-underline-width="auto" style:text-underline-color="font-color" officeooo:rsid="001354c0" officeooo:paragraph-rsid="001354c0"/>
    </style:style>
    <style:style style:name="P70" style:family="paragraph" style:parent-style-name="Standard">
      <style:text-properties style:text-underline-style="solid" style:text-underline-width="auto" style:text-underline-color="font-color" officeooo:rsid="001511a9" officeooo:paragraph-rsid="001511a9"/>
    </style:style>
    <style:style style:name="P71" style:family="paragraph" style:parent-style-name="Standard">
      <style:text-properties style:text-underline-style="solid" style:text-underline-width="auto" style:text-underline-color="font-color" officeooo:rsid="00168d5d" officeooo:paragraph-rsid="00168d5d"/>
    </style:style>
    <style:style style:name="P72" style:family="paragraph" style:parent-style-name="Standard">
      <style:text-properties officeooo:rsid="00027f9c" officeooo:paragraph-rsid="00027f9c"/>
    </style:style>
    <style:style style:name="P73" style:family="paragraph" style:parent-style-name="Standard">
      <style:text-properties officeooo:rsid="0002a0bf" officeooo:paragraph-rsid="0002a0bf"/>
    </style:style>
    <style:style style:name="P74" style:family="paragraph" style:parent-style-name="Standard">
      <style:text-properties fo:font-weight="normal" officeooo:rsid="000143d1" officeooo:paragraph-rsid="000143d1" style:font-weight-asian="normal" style:font-weight-complex="normal"/>
    </style:style>
    <style:style style:name="P75" style:family="paragraph" style:parent-style-name="Standard">
      <style:text-properties fo:font-weight="normal" officeooo:rsid="00027f9c" officeooo:paragraph-rsid="00027f9c" style:font-weight-asian="normal" style:font-weight-complex="normal"/>
    </style:style>
    <style:style style:name="P76" style:family="paragraph" style:parent-style-name="Standard">
      <style:text-properties fo:font-weight="normal" officeooo:rsid="001bb2ba" officeooo:paragraph-rsid="00034286" style:font-weight-asian="normal" style:font-weight-complex="normal"/>
    </style:style>
    <style:style style:name="P77" style:family="paragraph" style:parent-style-name="Standard">
      <style:text-properties fo:font-weight="normal" officeooo:rsid="001c9ee9" officeooo:paragraph-rsid="00034286" style:font-weight-asian="normal" style:font-weight-complex="normal"/>
    </style:style>
    <style:style style:name="P78" style:family="paragraph" style:parent-style-name="Standard">
      <style:text-properties fo:font-weight="normal" officeooo:rsid="001ce084" officeooo:paragraph-rsid="00034286" style:font-weight-asian="normal" style:font-weight-complex="normal"/>
    </style:style>
    <style:style style:name="P79" style:family="paragraph" style:parent-style-name="Standard">
      <style:text-properties fo:font-weight="normal" officeooo:rsid="001f8e7f" officeooo:paragraph-rsid="00034286" style:font-weight-asian="normal" style:font-weight-complex="normal"/>
    </style:style>
    <style:style style:name="P80" style:family="paragraph" style:parent-style-name="Standard">
      <style:text-properties fo:font-weight="normal" officeooo:rsid="002052bb" officeooo:paragraph-rsid="00034286" style:font-weight-asian="normal" style:font-weight-complex="normal"/>
    </style:style>
    <style:style style:name="P81" style:family="paragraph" style:parent-style-name="Standard">
      <style:text-properties fo:font-weight="normal" officeooo:rsid="0023f77d" officeooo:paragraph-rsid="00034286" style:font-weight-asian="normal" style:font-weight-complex="normal"/>
    </style:style>
    <style:style style:name="P82" style:family="paragraph" style:parent-style-name="Standard">
      <style:text-properties fo:font-weight="normal" officeooo:rsid="00011133" officeooo:paragraph-rsid="00034286" style:font-weight-asian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1511a9" officeooo:paragraph-rsid="001511a9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168d5d" officeooo:paragraph-rsid="00168d5d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rsid="0023f77d" officeooo:paragraph-rsid="00034286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officeooo:rsid="00011133" officeooo:paragraph-rsid="00034286"/>
    </style:style>
    <style:style style:name="P87" style:family="paragraph" style:parent-style-name="Standard">
      <style:text-properties officeooo:rsid="00009208" officeooo:paragraph-rsid="0003bbdf"/>
    </style:style>
    <style:style style:name="P88" style:family="paragraph" style:parent-style-name="Standard">
      <style:text-properties officeooo:rsid="0001aaf6" officeooo:paragraph-rsid="0003bbdf"/>
    </style:style>
    <style:style style:name="P89" style:family="paragraph" style:parent-style-name="Standard" style:list-style-name="L1">
      <style:text-properties style:text-underline-style="none" fo:font-weight="normal" officeooo:rsid="000d89f0" officeooo:paragraph-rsid="000d89f0" style:font-weight-asian="normal" style:font-weight-complex="normal"/>
    </style:style>
    <style:style style:name="P90" style:family="paragraph" style:parent-style-name="Standard" style:list-style-name="L2">
      <style:text-properties style:text-underline-style="none" fo:font-weight="normal" officeooo:rsid="0004551e" officeooo:paragraph-rsid="0004551e" style:font-weight-asian="normal" style:font-weight-complex="normal"/>
    </style:style>
    <style:style style:name="P91" style:family="paragraph" style:parent-style-name="Standard" style:list-style-name="L2">
      <style:text-properties style:text-underline-style="none" fo:font-weight="normal" officeooo:rsid="00087aaf" officeooo:paragraph-rsid="00087aaf" style:font-weight-asian="normal" style:font-weight-complex="normal"/>
    </style:style>
    <style:style style:name="P92" style:family="paragraph" style:parent-style-name="Standard" style:list-style-name="L2">
      <style:text-properties style:text-underline-style="none" fo:font-weight="normal" officeooo:rsid="000a75c2" officeooo:paragraph-rsid="000a75c2" style:font-weight-asian="normal" style:font-weight-complex="normal"/>
    </style:style>
    <style:style style:name="P93" style:family="paragraph" style:parent-style-name="Standard" style:list-style-name="L3">
      <style:text-properties style:text-underline-style="none" fo:font-weight="normal" officeooo:rsid="000ab469" officeooo:paragraph-rsid="00034286" style:font-weight-asian="normal" style:font-weight-complex="normal"/>
    </style:style>
    <style:style style:name="P94" style:family="paragraph" style:parent-style-name="Standard" style:list-style-name="L5">
      <style:text-properties style:text-underline-style="none" fo:font-weight="normal" officeooo:rsid="000de4b5" officeooo:paragraph-rsid="00034286" style:font-weight-asian="normal" style:font-weight-complex="normal"/>
    </style:style>
    <style:style style:name="P95" style:family="paragraph" style:parent-style-name="Standard" style:list-style-name="L6">
      <style:text-properties style:text-underline-style="none" fo:font-weight="normal" officeooo:rsid="00147007" officeooo:paragraph-rsid="00034286" style:font-weight-asian="normal" style:font-weight-complex="normal"/>
    </style:style>
    <style:style style:name="P96" style:family="paragraph" style:parent-style-name="Standard" style:list-style-name="L6">
      <style:text-properties style:text-underline-style="none" fo:font-weight="normal" officeooo:rsid="0017fd68" officeooo:paragraph-rsid="00034286" style:font-weight-asian="normal" style:font-weight-complex="normal"/>
    </style:style>
    <style:style style:name="P97" style:family="paragraph" style:parent-style-name="Standard" style:list-style-name="L7">
      <style:text-properties style:text-underline-style="none" fo:font-weight="normal" officeooo:rsid="001adb32" officeooo:paragraph-rsid="00034286" style:font-weight-asian="normal" style:font-weight-complex="normal"/>
    </style:style>
    <style:style style:name="P98" style:family="paragraph" style:parent-style-name="Standard" style:list-style-name="L8">
      <style:text-properties style:text-underline-style="none" fo:font-weight="normal" officeooo:rsid="001f8e7f" officeooo:paragraph-rsid="00034286" style:font-weight-asian="normal" style:font-weight-complex="normal"/>
    </style:style>
    <style:style style:name="P99" style:family="paragraph" style:parent-style-name="Standard" style:list-style-name="L8">
      <style:text-properties style:text-underline-style="none" fo:font-weight="normal" officeooo:rsid="001fce10" officeooo:paragraph-rsid="00034286" style:font-weight-asian="normal" style:font-weight-complex="normal"/>
    </style:style>
    <style:style style:name="P100" style:family="paragraph" style:parent-style-name="Standard" style:list-style-name="L9">
      <style:text-properties style:text-underline-style="none" fo:font-weight="normal" officeooo:rsid="0021fb20" officeooo:paragraph-rsid="00034286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01aaf6" officeooo:paragraph-rsid="0003bbd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02017b" officeooo:paragraph-rsid="0003bbdf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020839" officeooo:paragraph-rsid="0003bbdf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0241da" officeooo:paragraph-rsid="0003bbd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034430" officeooo:paragraph-rsid="0003bbd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04642a" officeooo:paragraph-rsid="0003bbd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0622a7" officeooo:paragraph-rsid="0003bbd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07f06f" officeooo:paragraph-rsid="0003bbd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086916" officeooo:paragraph-rsid="0003bbdf" style:font-weight-asian="normal" style:font-weight-complex="normal"/>
    </style:style>
    <style:style style:name="P110" style:family="paragraph" style:parent-style-name="Standard" style:list-style-name="L12">
      <style:text-properties style:text-underline-style="none" fo:font-weight="normal" officeooo:rsid="0007c8b3" officeooo:paragraph-rsid="0007c8b3" style:font-weight-asian="normal" style:font-weight-complex="normal"/>
    </style:style>
    <style:style style:name="P111" style:family="paragraph" style:parent-style-name="Standard" style:list-style-name="L12">
      <style:text-properties style:text-underline-style="none" fo:font-weight="normal" officeooo:rsid="000935a8" officeooo:paragraph-rsid="000935a8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0935a8" officeooo:paragraph-rsid="000935a8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0aa6b1" officeooo:paragraph-rsid="000aa6b1" style:font-weight-asian="normal" style:font-weight-complex="normal"/>
    </style:style>
    <style:style style:name="P114" style:family="paragraph" style:parent-style-name="Standard" style:list-style-name="L2">
      <style:text-properties style:text-underline-style="none" officeooo:rsid="00062a21" officeooo:paragraph-rsid="00062a21"/>
    </style:style>
    <style:style style:name="P115" style:family="paragraph" style:parent-style-name="Standard" style:list-style-name="L11">
      <style:text-properties style:text-underline-style="none" officeooo:rsid="0001aaf6" officeooo:paragraph-rsid="0003bbdf"/>
    </style:style>
    <style:style style:name="P116" style:family="paragraph" style:parent-style-name="Standard">
      <style:text-properties style:text-underline-style="none" fo:font-weight="bold" officeooo:rsid="0008708d" officeooo:paragraph-rsid="0003bbdf" style:font-weight-asian="bold" style:font-weight-complex="bold"/>
    </style:style>
    <style:style style:name="P117" style:family="paragraph" style:parent-style-name="Standard">
      <style:text-properties style:text-underline-style="none" fo:font-weight="bold" officeooo:rsid="00056193" officeooo:paragraph-rsid="00056193" style:font-weight-asian="bold" style:font-weight-complex="bold"/>
    </style:style>
    <style:style style:name="P118" style:family="paragraph" style:parent-style-name="Standard">
      <style:text-properties style:text-underline-style="none" fo:font-weight="bold" officeooo:rsid="000665b9" officeooo:paragraph-rsid="000665b9" style:font-weight-asian="bold" style:font-weight-complex="bold"/>
    </style:style>
    <style:style style:name="P119" style:family="paragraph" style:parent-style-name="Standard">
      <style:text-properties style:text-underline-style="none" fo:font-weight="bold" officeooo:rsid="0007c8b3" officeooo:paragraph-rsid="0007c8b3" style:font-weight-asian="bold" style:font-weight-complex="bold"/>
    </style:style>
    <style:style style:name="P120" style:family="paragraph" style:parent-style-name="Standard" style:list-style-name="L2">
      <style:text-properties style:text-underline-style="solid" style:text-underline-width="auto" style:text-underline-color="font-color" officeooo:rsid="0004551e" officeooo:paragraph-rsid="0004551e"/>
    </style:style>
    <style:style style:name="P121" style:family="paragraph" style:parent-style-name="Standard" style:list-style-name="L2">
      <style:text-properties style:text-underline-style="solid" style:text-underline-width="auto" style:text-underline-color="font-color" officeooo:rsid="00062a21" officeooo:paragraph-rsid="00062a21"/>
    </style:style>
    <style:style style:name="P122" style:family="paragraph" style:parent-style-name="Standard" style:list-style-name="L2">
      <style:text-properties style:text-underline-style="solid" style:text-underline-width="auto" style:text-underline-color="font-color" officeooo:rsid="0008006e" officeooo:paragraph-rsid="0008006e"/>
    </style:style>
    <style:style style:name="P123" style:family="paragraph" style:parent-style-name="Standard" style:list-style-name="L2">
      <style:text-properties style:text-underline-style="solid" style:text-underline-width="auto" style:text-underline-color="font-color" officeooo:rsid="00087aaf" officeooo:paragraph-rsid="00087aaf"/>
    </style:style>
    <style:style style:name="P124" style:family="paragraph" style:parent-style-name="Standard" style:list-style-name="L10">
      <style:text-properties style:text-underline-style="solid" style:text-underline-width="auto" style:text-underline-color="font-color" fo:font-weight="normal" officeooo:rsid="0023f77d" officeooo:paragraph-rsid="00034286" style:font-weight-asian="normal" style:font-weight-complex="normal"/>
    </style:style>
    <style:style style:name="P125" style:family="paragraph" style:parent-style-name="Standard" style:list-style-name="L4">
      <style:text-properties fo:font-weight="bold" officeooo:rsid="000c9efa" officeooo:paragraph-rsid="00034286" style:font-weight-asian="bold" style:font-weight-complex="bold"/>
    </style:style>
    <style:style style:name="P126" style:family="paragraph" style:parent-style-name="Standard" style:list-style-name="L6">
      <style:text-properties fo:font-weight="bold" officeooo:rsid="00120b24" officeooo:paragraph-rsid="00034286" style:font-weight-asian="bold" style:font-weight-complex="bold"/>
    </style:style>
    <style:style style:name="P127" style:family="paragraph" style:parent-style-name="Standard" style:list-style-name="L6">
      <style:text-properties fo:font-weight="bold" officeooo:rsid="00125ce8" officeooo:paragraph-rsid="00034286" style:font-weight-asian="bold" style:font-weight-complex="bold"/>
    </style:style>
    <style:style style:name="P128" style:family="paragraph" style:parent-style-name="Standard" style:list-style-name="L6">
      <style:text-properties fo:font-weight="bold" officeooo:rsid="00130517" officeooo:paragraph-rsid="00034286" style:font-weight-asian="bold" style:font-weight-complex="bold"/>
    </style:style>
    <style:style style:name="P129" style:family="paragraph" style:parent-style-name="Standard" style:list-style-name="L6">
      <style:text-properties fo:font-weight="bold" officeooo:rsid="00160940" officeooo:paragraph-rsid="00034286" style:font-weight-asian="bold" style:font-weight-complex="bold"/>
    </style:style>
    <style:style style:name="P130" style:family="paragraph" style:parent-style-name="Standard" style:list-style-name="L6">
      <style:text-properties fo:font-weight="bold" officeooo:rsid="0017fd68" officeooo:paragraph-rsid="00034286" style:font-weight-asian="bold" style:font-weight-complex="bold"/>
    </style:style>
    <style:style style:name="P131" style:family="paragraph" style:parent-style-name="Standard" style:list-style-name="L7">
      <style:text-properties fo:font-weight="bold" officeooo:rsid="001adb32" officeooo:paragraph-rsid="00034286" style:font-weight-asian="bold" style:font-weight-complex="bold"/>
    </style:style>
    <style:style style:name="P132" style:family="paragraph" style:parent-style-name="Standard" style:list-style-name="L8">
      <style:text-properties fo:font-weight="normal" officeooo:rsid="001fce10" officeooo:paragraph-rsid="00034286" style:font-weight-asian="normal" style:font-weight-complex="normal"/>
    </style:style>
    <style:style style:name="P133" style:family="paragraph" style:parent-style-name="Standard" style:list-style-name="L8">
      <style:text-properties fo:font-weight="normal" officeooo:rsid="001ff3cb" officeooo:paragraph-rsid="00034286" style:font-weight-asian="normal" style:font-weight-complex="normal"/>
    </style:style>
    <style:style style:name="P134" style:family="paragraph" style:parent-style-name="Standard">
      <style:text-properties fo:font-weight="normal" officeooo:rsid="00009208" officeooo:paragraph-rsid="0003bbdf" style:font-weight-asian="normal" style:font-weight-complex="normal"/>
    </style:style>
    <style:style style:name="P135" style:family="paragraph" style:parent-style-name="Standard" style:list-style-name="L10">
      <style:text-properties fo:font-style="normal" style:text-underline-style="none" fo:font-weight="normal" officeooo:rsid="0023f77d" officeooo:paragraph-rsid="00034286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42c5b" officeooo:paragraph-rsid="00034286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58e9" style:font-weight-asian="normal" style:font-weight-complex="normal"/>
    </style:style>
    <style:style style:name="T4" style:family="text">
      <style:text-properties style:text-underline-style="none" fo:font-weight="normal" officeooo:rsid="000e0212" style:font-weight-asian="normal" style:font-weight-complex="normal"/>
    </style:style>
    <style:style style:name="T5" style:family="text">
      <style:text-properties style:text-underline-style="none" fo:font-weight="normal" officeooo:rsid="000eaec0" style:font-weight-asian="normal" style:font-weight-complex="normal"/>
    </style:style>
    <style:style style:name="T6" style:family="text">
      <style:text-properties style:text-underline-style="none" fo:font-weight="normal" officeooo:rsid="000c9efa" style:font-weight-asian="normal" style:font-weight-complex="normal"/>
    </style:style>
    <style:style style:name="T7" style:family="text">
      <style:text-properties style:text-underline-style="none" officeooo:rsid="000a7e4a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e0212" style:font-weight-asian="bold" style:font-weight-complex="bold"/>
    </style:style>
    <style:style style:name="T10" style:family="text">
      <style:text-properties style:text-underline-style="none" officeooo:rsid="0002f063"/>
    </style:style>
    <style:style style:name="T11" style:family="text">
      <style:text-properties style:text-underline-style="none" officeooo:rsid="001e0912"/>
    </style:style>
    <style:style style:name="T12" style:family="text">
      <style:text-properties style:text-underline-style="none" officeooo:rsid="00200a3d"/>
    </style:style>
    <style:style style:name="T13" style:family="text">
      <style:text-properties officeooo:rsid="000a7e4a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6d851" style:font-style-asian="normal" style:font-style-complex="normal"/>
    </style:style>
    <style:style style:name="T19" style:family="text">
      <style:text-properties fo:font-style="normal" officeooo:rsid="000935a8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6d851" style:font-style-asian="normal" style:font-weight-asian="normal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87aaf" style:font-weight-asian="normal" style:font-weight-complex="normal"/>
    </style:style>
    <style:style style:name="T26" style:family="text">
      <style:text-properties fo:font-weight="normal" officeooo:rsid="0002017b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fo:color="#ce181e" style:text-underline-style="none" officeooo:rsid="00200a3d"/>
    </style:style>
    <style:style style:name="T30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STF: o Código de Defesa do Consumidor alcança as instituições financeiras. <text:span text:style-name="T13">Ademais, aplica-se também aos casos de indenização por danos morais e materiais por </text:span><text:span text:style-name="T7">má prestação de serviço em transporte aéreo.</text:span></text:p>
      <text:p text:style-name="P21"/>
      <text:p text:style-name="P20"><text:span text:style-name="T1">STF, SV 28: é </text:span><text:span text:style-name="T8">inconstitucional</text:span><text:span text:style-name="T2"> a exigência de depósito prévio como requisito de admissibilidade de ação judicial na qual se pretenda discutir a exigibilidade de crédito tributário.</text:span></text:p>
      <text:p text:style-name="P22"/>
      <text:p text:style-name="P2"><text:span text:style-name="T1">Duplo grau de jurisdição</text:span><text:span text:style-name="T2"> → </text:span><text:span text:style-name="T1">não</text:span><text:span text:style-name="T2"> há previsão na CF, mas sim na Conveção Americana de Direitos Humanos.</text:span></text:p>
      <text:p text:style-name="P23"/>
      <text:p text:style-name="P3"><text:span text:style-name="T2">STF: </text:span><text:span text:style-name="T1">não</text:span><text:span text:style-name="T2"> cabe invocar direito adquirido </text:span><text:span text:style-name="T3">frente a</text:span><text:span text:style-name="T2">:</text:span></text:p>
      <text:list xml:id="list2996917746" text:style-name="L1">
        <text:list-item>
          <text:p text:style-name="P89">normas constitucionais originárias;</text:p>
        </text:list-item>
        <text:list-item>
          <text:p text:style-name="P89">mudança do padrão da moeda;</text:p>
        </text:list-item>
        <text:list-item>
          <text:p text:style-name="P89">criação ou aumento de tributos;</text:p>
        </text:list-item>
        <text:list-item>
          <text:p text:style-name="P89">mudança de regime estatutário.</text:p>
        </text:list-item>
      </text:list>
      <text:p text:style-name="P24"/>
      <text:p text:style-name="P4"><text:span text:style-name="T2">STF: a competência do </text:span><text:span text:style-name="T1">tribunal do júri</text:span><text:span text:style-name="T2"> </text:span><text:span text:style-name="T1">não</text:span><text:span text:style-name="T2"> pode ser afastada por lei estadual nem usurpada por vara criminal especializada, sendo </text:span><text:span text:style-name="T1">vedada</text:span><text:span text:style-name="T2"> a alteração da forma de sua composição, que deve ser definida em lei </text:span><text:span text:style-name="T1">nacional</text:span><text:span text:style-name="T2">.</text:span></text:p>
      <text:p text:style-name="P25"/>
      <text:p text:style-name="P5"><text:span text:style-name="T2">STF: a competência para o processo e julgamento de </text:span><text:span text:style-name="T1">latrocínio</text:span><text:span text:style-name="T2"> é do </text:span><text:span text:style-name="T1">juiz singular</text:span><text:span text:style-name="T2">, e não do tribunal do júri.</text:span></text:p>
      <text:p text:style-name="P26"/>
      <text:p text:style-name="P6"><text:span text:style-name="T2">Foro por prerrogativa de função que decorra da </text:span><text:span text:style-name="T1">CF</text:span><text:span text:style-name="T2"> </text:span><text:span text:style-name="T1">prevalece</text:span><text:span text:style-name="T2"> sobre o tribunal do júri.</text:span></text:p>
      <text:p text:style-name="P6"><text:span text:style-name="T2">Tribunal do júri </text:span><text:span text:style-name="T1">prevalece</text:span><text:span text:style-name="T2"> sobre foro por prerrogativa de função previsto </text:span><text:span text:style-name="T1">exclusivamente</text:span><text:span text:style-name="T2"> </text:span><text:span text:style-name="T1">em constituição estadual</text:span><text:span text:style-name="T2">.</text:span></text:p>
      <text:p text:style-name="P27"/>
      <text:p text:style-name="P7"><text:span text:style-name="T2">É possível recorrer das decisões do tribunal do júri caso elas sejam </text:span><text:span text:style-name="T1">manifestamente contrárias à prova dos autos</text:span><text:span text:style-name="T2">.</text:span></text:p>
      <text:p text:style-name="P28"/>
      <text:p text:style-name="P8"><text:span text:style-name="T2">Lei </text:span><text:span text:style-name="T1">ordinária</text:span><text:span text:style-name="T2"> pode ampliar a competência do tribunal do júri.</text:span></text:p>
      <text:p text:style-name="P36"/>
      <text:p text:style-name="P9"><text:span text:style-name="T2">Brasileiro nato que perca sua nacionalidade pela </text:span><text:span text:style-name="T8">aquisição voluntária</text:span><text:span text:style-name="T2"> de outra nacionalidade estará sujeito à extradição.</text:span></text:p>
      <text:p text:style-name="P74"/>
      <text:p text:style-name="P72"><text:span text:style-name="T24">Mesmo que o Poder Executivo conceda </text:span><text:span text:style-name="T23">asilo político</text:span><text:span text:style-name="T24">, o </text:span><text:span text:style-name="T23">STF não</text:span><text:span text:style-name="T24"> está vinculado a esse juízo, logo o STF </text:span><text:span text:style-name="T23">pode</text:span><text:span text:style-name="T24"> autorizar a extradição.</text:span></text:p>
      <text:p text:style-name="P75"/>
      <text:p text:style-name="P73"><text:span text:style-name="T24">3 etapas da </text:span><text:span text:style-name="T23">extradição</text:span><text:span text:style-name="T24">:</text:span></text:p>
      <text:list xml:id="list1206596807" text:style-name="L2">
        <text:list-item>
          <text:p text:style-name="P120"><text:span text:style-name="T25">1ª </text:span><text:span text:style-name="T24">etapa administrativa</text:span><text:span text:style-name="T2">:</text:span></text:p>
          <text:list>
            <text:list-item>
              <text:p text:style-name="P90">Estado requerente solicita extradição ao PR;</text:p>
            </text:list-item>
            <text:list-item>
              <text:p text:style-name="P120"><text:span text:style-name="T2">pleito deve fundamentar-se em </text:span><text:span text:style-name="T8">tratado bilateral</text:span><text:span text:style-name="T2"> ou, não existindo, </text:span><text:span text:style-name="T8">promessa de reciprocidade</text:span><text:span text:style-name="T2"> → sem esses requisitos, </text:span><text:span text:style-name="T8">não</text:span><text:span text:style-name="T2"> será concedida extradição;</text:span></text:p>
            </text:list-item>
            <text:list-item>
              <text:p text:style-name="P114"><text:span text:style-name="T24">se PR recusar → </text:span><text:span text:style-name="T28">recusa primária</text:span><text:span text:style-name="T24">;</text:span></text:p>
            </text:list-item>
            <text:list-item>
              <text:p text:style-name="P114"><text:span text:style-name="T24">se PR aceitar → </text:span><text:span text:style-name="T28">encaminhamento ao STF</text:span><text:span text:style-name="T24"> (p/ análise da legalidade e procedência);</text:span></text:p>
            </text:list-item>
          </text:list>
        </text:list-item>
        <text:list-item>
          <text:p text:style-name="P121"><text:span text:style-name="T24">etapa jurídica</text:span><text:span text:style-name="T2">:</text:span></text:p>
          <text:list>
            <text:list-item>
              <text:p text:style-name="P121"><text:soft-page-break/><text:span text:style-name="T2">mesmo que extraditando aceite retornar ao seu país, isso </text:span><text:span text:style-name="T8">não</text:span><text:span text:style-name="T2"> impede que o STF analise o caso;</text:span></text:p>
            </text:list-item>
            <text:list-item>
              <text:p text:style-name="P121"><text:span text:style-name="T2">deve existir um </text:span><text:span text:style-name="T8">processo penal</text:span><text:span text:style-name="T2"> (extradição é possível tanto após a condenação quanto durante o processo);</text:span></text:p>
            </text:list-item>
            <text:list-item>
              <text:p text:style-name="P122"><text:span text:style-name="T2">deve existir </text:span><text:span text:style-name="T8">dupla tipicidade</text:span><text:span text:style-name="T2"> (crime tanto no Brasil quanto no Estado requerente);</text:span></text:p>
            </text:list-item>
            <text:list-item>
              <text:p text:style-name="P91">STF verifica se direitos humanos serão respeitados:</text:p>
              <text:list>
                <text:list-item>
                  <text:p text:style-name="P91">pena de morte não se admite, exceto no caso de guerra;</text:p>
                </text:list-item>
                <text:list-item>
                  <text:p text:style-name="P91">deve seguir o princípio do juíz natural;</text:p>
                </text:list-item>
                <text:list-item>
                  <text:p text:style-name="P91">pena de caráter perpétuo deve ser comutada em prisão de até 30 anos;</text:p>
                </text:list-item>
              </text:list>
            </text:list-item>
          </text:list>
        </text:list-item>
        <text:list-item>
          <text:p text:style-name="P123"><text:span text:style-name="T24">2ª etapa administrativa</text:span><text:span text:style-name="T2">:</text:span></text:p>
          <text:list>
            <text:list-item>
              <text:p text:style-name="P92">se STF negar extradição → decisão vincula o PR;</text:p>
            </text:list-item>
            <text:list-item>
              <text:p text:style-name="P92">se STF autorizar extradição → PR pode decidir por extraditar ou não.</text:p>
            </text:list-item>
          </text:list>
        </text:list-item>
      </text:list>
      <text:p text:style-name="P29"/>
      <text:p text:style-name="P64"><text:span text:style-name="T2">O princípio da </text:span><text:span text:style-name="T8">proporcionalidade</text:span><text:span text:style-name="T2"> tem sua sede </text:span><text:span text:style-name="T8">material</text:span><text:span text:style-name="T2"> no </text:span><text:span text:style-name="T8">princípio do devido processo legal</text:span><text:span text:style-name="T2">.</text:span></text:p>
      <text:p text:style-name="P30"/>
      <text:p text:style-name="P65"><text:span text:style-name="T2">O contraditório e a ampla defesa </text:span><text:span text:style-name="T8">não</text:span><text:span text:style-name="T2"> se aplicam na fase do </text:span><text:span text:style-name="T8">inquérito policial ou civil</text:span><text:span text:style-name="T2">, </text:span><text:span text:style-name="T4">nem na </text:span><text:span text:style-name="T9">sindicância</text:span><text:span text:style-name="T4">, </text:span><text:span text:style-name="T5">exceto, neste caso, se dela resultar aplicação de pena (advertência).</text:span></text:p>
      <text:p text:style-name="P31"/>
      <text:p text:style-name="P66"><text:span text:style-name="T5">S</text:span><text:span text:style-name="T2">TF, SV 28: é </text:span><text:span text:style-name="T8">inconstitucional</text:span><text:span text:style-name="T2"> a exigência de depósito prévio como requisito de admissibilidade de ação judicial na qual se pretenda discutir a exigibilidade do crédito tributário.</text:span></text:p>
      <text:p text:style-name="P32"/>
      <text:p text:style-name="P67"><text:span text:style-name="T2">STF: são </text:span><text:span text:style-name="T8">ilícitas</text:span><text:span text:style-name="T2"> as provas obtidas mediante gravação de conversa informal do indiciado com policiais, por constituir-se tal prática em </text:span><text:span text:style-name="T8">interrogatório sub-reptício</text:span><text:span text:style-name="T2">, realizado sem as formalidades legais do interrogatório no inquérito policial e sem que o indiciado seja advertido do seu direito ao silêncio.</text:span></text:p>
      <text:p text:style-name="P33"/>
      <text:p text:style-name="P68"><text:span text:style-name="T2">STF: é </text:span><text:span text:style-name="T8">lícita</text:span><text:span text:style-name="T2"> a prova obtida por gravação de conversa telefônica feita por um dos interlocutores, sem conhecimento do outro, quando </text:span><text:span text:style-name="T8">ausente cláusula legal de sigilo ou de reserva da conversação</text:span><text:span text:style-name="T2">.</text:span></text:p>
      <text:p text:style-name="P34"/>
      <text:p text:style-name="P69"><text:span text:style-name="T2">STF: é </text:span><text:span text:style-name="T8">lícita</text:span><text:span text:style-name="T2"> a prova consistente em gravação ambiental realizada por um dos interlocutores sem o conhecimento do outro.</text:span></text:p>
      <text:p text:style-name="P35"/>
      <text:p text:style-name="P70"><text:span text:style-name="T2">É </text:span><text:span text:style-name="T8">cabível</text:span><text:span text:style-name="T2"> </text:span><text:span text:style-name="T14">HC mesmo quando a ofensa ao direito de locomoção é </text:span><text:span text:style-name="T15">indireta</text:span><text:span text:style-name="T14"> (ex.: quebra de sigilo bancário que pode levar à prisão em processo criminal).</text:span></text:p>
      <text:p text:style-name="P83"/>
      <text:p text:style-name="P71"><text:span text:style-name="T14">HC pode ser concedido </text:span><text:span text:style-name="T15">de ofício pelo Juiz</text:span><text:span text:style-name="T14">.</text:span></text:p>
      <text:p text:style-name="P84"/>
      <text:p text:style-name="P86">Órgão competente para julgamento de HC está <text:span text:style-name="T23">desvinculado à causa de pedir e aos pedidos formulados</text:span><text:span text:style-name="T24">. Assim, se tiver convicção de que há ato ilegal não mencionado pelo impetrante, cabe afastá-lo, ainda que isso implique concessão de ordem em sentido diverso do pleiteado.</text:span></text:p>
      <text:p text:style-name="P82"/>
      <text:p text:style-name="P10">Não<text:span text:style-name="T24"> cabe HC contra decisões do STF (Plenário ou Turmas), </text:span>nem<text:span text:style-name="T24"> contra decisão monocrática proferida por Ministro do STF.</text:span></text:p>
      <text:p text:style-name="P38"/>
      <text:p text:style-name="P11"><text:span text:style-name="T10">N</text:span><text:span text:style-name="T1">ão</text:span><text:span text:style-name="T2"> cabe HC para discutir o </text:span><text:span text:style-name="T1">mérito</text:span><text:span text:style-name="T2"> de punições disciplinares militares, mas cabe HC para discutir a </text:span><text:span text:style-name="T1">legalidade</text:span><text:span text:style-name="T2"> delas.</text:span></text:p>
      <text:p text:style-name="P39"/>
      <text:p text:style-name="P40"><text:soft-page-break/>Estado de defesa ou estado de sítio → HC pode ser restringido, mas nunca suprimido.</text:p>
      <text:p text:style-name="P40"/>
      <text:p text:style-name="P12"><text:span text:style-name="T2">HC → natureza </text:span><text:span text:style-name="T1">penal</text:span><text:span text:style-name="T2">.</text:span></text:p>
      <text:p text:style-name="P12"><text:span text:style-name="T2">MS → natureza </text:span><text:span text:style-name="T1">civil</text:span><text:span text:style-name="T2">.</text:span></text:p>
      <text:p text:style-name="P41"/>
      <text:p text:style-name="P13"><text:span text:style-name="T2">STF: controvérsia sobre matéria de direito </text:span><text:span text:style-name="T1">não</text:span><text:span text:style-name="T2"> impede a concessão de MS.</text:span></text:p>
      <text:p text:style-name="P42"/>
      <text:p text:style-name="P43">Legitimados para impetrar MS:</text:p>
      <text:list xml:id="list2400741013" text:style-name="L3">
        <text:list-item>
          <text:p text:style-name="P93">todas PFs e PJs, nacionais ou estrangeiras, domiciliadas ou não no Brasil;</text:p>
        </text:list-item>
        <text:list-item>
          <text:p text:style-name="P93">universidades reconhecidas por lei como detentoras de capacidade processual para defesa de seus direitos;</text:p>
        </text:list-item>
        <text:list-item>
          <text:p text:style-name="P93">órgãos públicos de grau superior, na defesa de suas prerrogativas e funções;</text:p>
        </text:list-item>
        <text:list-item>
          <text:p text:style-name="P93">MP.</text:p>
        </text:list-item>
      </text:list>
      <text:p text:style-name="P43"/>
      <text:p text:style-name="P14"><text:span text:style-name="T2">Prazo para impetrar MS → </text:span><text:span text:style-name="T1">120 dias</text:span><text:span text:style-name="T2"> </text:span><text:span text:style-name="T6">a contar da ciência oficial do interessado.</text:span></text:p>
      <text:list xml:id="list1523181656" text:style-name="L4">
        <text:list-item>
          <text:p text:style-name="P125"><text:span text:style-name="T2">Prazo decadencial, ou seja, </text:span><text:span text:style-name="T1">não</text:span><text:span text:style-name="T2"> passível de suspensão ou interrupção.</text:span></text:p>
        </text:list-item>
      </text:list>
      <text:p text:style-name="P44"/>
      <text:p text:style-name="P15"><text:span text:style-name="T1">Não</text:span><text:span text:style-name="T2"> se admite </text:span><text:span text:style-name="T1">liminar em MS</text:span><text:span text:style-name="T2"> nos seguintes casos:</text:span></text:p>
      <text:list xml:id="list995812458" text:style-name="L5">
        <text:list-item>
          <text:p text:style-name="P94">compensação de CTs;</text:p>
        </text:list-item>
        <text:list-item>
          <text:p text:style-name="P94">entrega de mercadorias e bens do exterior;</text:p>
        </text:list-item>
        <text:list-item>
          <text:p text:style-name="P94">reclassificação ou equiparação de servidores públicos e a concessão de aumento ou a extensão de vantagens ou pagamento de qualquer natureza.</text:p>
        </text:list-item>
      </text:list>
      <text:p text:style-name="P45"/>
      <text:p text:style-name="P16"><text:span text:style-name="T2">Impetrante de MS </text:span><text:span text:style-name="T1">pode</text:span><text:span text:style-name="T2"> desistir da ação </text:span><text:span text:style-name="T1">a qualquer tempo</text:span><text:span text:style-name="T2">.</text:span></text:p>
      <text:p text:style-name="P46"/>
      <text:p text:style-name="P17"><text:span text:style-name="T1">Não</text:span><text:span text:style-name="T2"> cabe MS nos seguintes casos:</text:span></text:p>
      <text:list xml:id="list4099820901" text:style-name="L6">
        <text:list-item>
          <text:p text:style-name="P126"><text:span text:style-name="T2">contra decisão judicial que ainda caiba recurso </text:span><text:span text:style-name="T28">com efeito suspensivo</text:span><text:span text:style-name="T2">;</text:span></text:p>
        </text:list-item>
        <text:list-item>
          <text:p text:style-name="P127"><text:span text:style-name="T2">contra ato administrativo que ainda caiba recurso </text:span><text:span text:style-name="T28">com efeito suspensivo</text:span><text:span text:style-name="T2">;</text:span></text:p>
          <text:list>
            <text:list-item>
              <text:p text:style-name="P128"><text:span text:style-name="T2">STF: a existência de recurso administrativo com efeito suspensivo </text:span><text:span text:style-name="T1">não</text:span><text:span text:style-name="T2"> impede o uso do MS contra </text:span><text:span text:style-name="T1">omissão da autoridade</text:span><text:span text:style-name="T2">;</text:span></text:p>
            </text:list-item>
          </text:list>
        </text:list-item>
        <text:list-item>
          <text:p text:style-name="P95">contra decisão judicial transitado em julgado;</text:p>
        </text:list-item>
        <text:list-item>
          <text:p text:style-name="P129"><text:span text:style-name="T2">contra lei </text:span><text:span text:style-name="T1">em tese</text:span><text:span text:style-name="T2">, exceto se produtora de </text:span><text:span text:style-name="T1">efeitos concretos</text:span><text:span text:style-name="T2">;</text:span></text:p>
        </text:list-item>
        <text:list-item>
          <text:p text:style-name="P96">contra ato de natureza jurisdicional, salvo situação de absoluta excepcionalidade, quando a decisão for equivocada, seja por manifesta ilegalidade, seja por abuso de poder;</text:p>
        </text:list-item>
        <text:list-item>
          <text:p text:style-name="P96">contra decisões jurisdicionais do STF, salvo situações excepcionais;</text:p>
        </text:list-item>
        <text:list-item>
          <text:p text:style-name="P130"><text:span text:style-name="T2">para assegurar direito líquido e certo à </text:span><text:span text:style-name="T1">insubmissão a certa modalidade de tributação</text:span><text:span text:style-name="T2">, na hipótese de o ato coator apontado se confundir com a própria adoção de MP editada pelo Chefe do Poder Executivo.</text:span></text:p>
        </text:list-item>
      </text:list>
      <text:p text:style-name="P47"/>
      <text:p text:style-name="P18"><text:span text:style-name="T1">Não</text:span><text:span text:style-name="T2"> há ônus da sucumbência na impetração de MS.</text:span></text:p>
      <text:p text:style-name="P48"/>
      <text:p text:style-name="P19"><text:span text:style-name="T2">Legitimados para impetrar </text:span><text:span text:style-name="T1">MS coletivo</text:span><text:span text:style-name="T2">:</text:span></text:p>
      <text:list xml:id="list1691914273" text:style-name="L7">
        <text:list-item>
          <text:p text:style-name="P97">partido político com representação no CN;</text:p>
        </text:list-item>
        <text:list-item>
          <text:p text:style-name="P131"><text:span text:style-name="T2">organização sindical, entidade de classe ou associação legalmente constituída e em funcionamento há </text:span><text:span text:style-name="T1">pelo menos 1 ano</text:span><text:span text:style-name="T2">, em defesa dos interesses de seus membros ou associados.</text:span></text:p>
        </text:list-item>
      </text:list>
      <text:p text:style-name="P49"/>
      <text:p text:style-name="P76"><text:soft-page-break/><text:span text:style-name="T1">MS </text:span><text:span text:style-name="T8">coletivo</text:span><text:span text:style-name="T1"> → proteção a direitos </text:span><text:span text:style-name="T8">coletivos</text:span><text:span text:style-name="T1"> e individuais homogêneos. </text:span><text:span text:style-name="T8">Não</text:span><text:span text:style-name="T1"> é cabível para proteger interesses </text:span><text:span text:style-name="T27">difusos</text:span><text:span text:style-name="T1">.</text:span></text:p>
      <text:p text:style-name="P50"/>
      <text:p text:style-name="P77"><text:span text:style-name="T1">MS </text:span><text:span text:style-name="T8">coletivo</text:span><text:span text:style-name="T1"> </text:span><text:span text:style-name="T8">não</text:span><text:span text:style-name="T1"> precisa de autorização expressa dos titulares do direito para agir.</text:span></text:p>
      <text:p text:style-name="P51"/>
      <text:p text:style-name="P78"><text:span text:style-name="T1">STF: partido político </text:span><text:span text:style-name="T8">não</text:span><text:span text:style-name="T1"> está autorizado a usar MS coletivo para, </text:span><text:span text:style-name="T11">substituindo todos os cidadãos na defesa de direitos individuais,</text:span><text:span text:style-name="T1"> impugnar majoração de tributo, já que uma exigência tributária configura interesse de grupo ou classe de pessoas, só podendo ser impugnada por eles próprios, de forma individual ou coletiva.</text:span></text:p>
      <text:p text:style-name="P52"/>
      <text:p text:style-name="P79"><text:span text:style-name="T1">Legitimatos para impetrar </text:span><text:span text:style-name="T8">MI coletivo</text:span><text:span text:style-name="T1">:</text:span></text:p>
      <text:list xml:id="list823816064" text:style-name="L8">
        <text:list-item>
          <text:p text:style-name="P98">partido político com representação no CN → p/ assegurar o exercício de direitos, liberdades e prerrogativas de seus integrantes ou relacionados com a finalidade partidária;</text:p>
        </text:list-item>
        <text:list-item>
          <text:p text:style-name="P99">sindicato, entidade de classe ou associação constituída e em funcionamento há pelo menos 1 ano → p/ assegurar direitos, liberdades e prerrogativas em favor da totalidade ou parte de seus membros/associados, na forma de seus estatutos e desde que pertinentes a suas finalidades, dispensada, para tanto, autorização especial;</text:p>
        </text:list-item>
        <text:list-item>
          <text:p text:style-name="P132"><text:span text:style-name="T1">MP → quando relevante a defesa da ordem jurídica, do regime democrático ou dos interesses sociais ou individuais indisponíveis; </text:span><text:span text:style-name="T29">[novidade da L13300/16]</text:span></text:p>
        </text:list-item>
        <text:list-item>
          <text:p text:style-name="P133"><text:span text:style-name="T1">DP → quando relevante para a promoção dos direitos humanos e a defesa dos direitos individuais e coletivos dos necessitados. </text:span><text:span text:style-name="T29">[novidade da L13300/16]</text:span></text:p>
        </text:list-item>
      </text:list>
      <text:p text:style-name="P53"/>
      <text:p text:style-name="P80"><text:span text:style-name="T12">M</text:span><text:span text:style-name="T1">I </text:span><text:span text:style-name="T8">não</text:span><text:span text:style-name="T1"> é gratuito e necessita de advogado.</text:span></text:p>
      <text:p text:style-name="P54"/>
      <text:p text:style-name="P55">Requisitos para cabimento de MI:</text:p>
      <text:list xml:id="list1530716913" text:style-name="L9">
        <text:list-item>
          <text:p text:style-name="P100">omissão de norma que regule norma constitucional;</text:p>
        </text:list-item>
        <text:list-item>
          <text:p text:style-name="P100">nexo de causalidade; e</text:p>
        </text:list-item>
        <text:list-item>
          <text:p text:style-name="P100">decurso de prazo razoável para elaboração da norma.</text:p>
        </text:list-item>
      </text:list>
      <text:p text:style-name="P55"/>
      <text:p text:style-name="P81"><text:span text:style-name="T1">Corrente </text:span><text:span text:style-name="T8">não concretista</text:span><text:span text:style-name="T1"> → cabe ao Judiciário apenas dar ciência de sua decisão ao órgão competente para que este edite norma regulamentadora.</text:span></text:p>
      <text:p text:style-name="P81"><text:span text:style-name="T1">Corrente </text:span><text:span text:style-name="T8">concretista</text:span><text:span text:style-name="T1"> → Judiciário deve não apenas reconhecer a omissão legislativa, mas também possibilitar a efetiva concretização do direito. Divide-se em:</text:span></text:p>
      <text:list xml:id="list522517581" text:style-name="L10">
        <text:list-item>
          <text:p text:style-name="P124">concretista geral<text:span text:style-name="T1">: decisão do Judiciário deve ser </text:span><text:span text:style-name="T30">erga omnes</text:span><text:span text:style-name="T16">;</text:span></text:p>
        </text:list-item>
        <text:list-item>
          <text:p text:style-name="P124"><text:span text:style-name="T17">concretista individual</text:span><text:span text:style-name="T16">: decisão do Judiciário deve ser </text:span><text:span text:style-name="T30">inter partes</text:span><text:span text:style-name="T16">. Divide-se em:</text:span></text:p>
          <text:list>
            <text:list-item>
              <text:p text:style-name="P135">direta → Judiciário concretiza direta e imediatamente a eficácia da norma constitucional ao autor da ação;</text:p>
            </text:list-item>
            <text:list-item>
              <text:p text:style-name="P135">intermediária → Judiciário dá prazo para que o omisso elabore a norma, se ultrapassado esse prazo, então Judiciário dará eficácia da norma constitucional ao autor da ação.</text:p>
            </text:list-item>
          </text:list>
        </text:list-item>
      </text:list>
      <text:p text:style-name="P85"/>
      <text:p text:style-name="P37"><text:span text:style-name="T17">STF: adota corrente </text:span><text:span text:style-name="T20">concretista</text:span><text:span text:style-name="T17">.</text:span></text:p>
      <text:p text:style-name="P37"><text:span text:style-name="T17">L13300/16: adota corrente </text:span><text:span text:style-name="T20">concretista individual</text:span><text:span text:style-name="T17">.</text:span></text:p>
      <text:p text:style-name="P136"/>
      <text:p text:style-name="P87">Impetração de HD <text:span text:style-name="T23">não</text:span><text:span text:style-name="T24"> se sujeita a prescrição e decadência.</text:span></text:p>
      <text:p text:style-name="P134"/>
      <text:p text:style-name="P134">Processos de HD terão prioridade sobre todos os atos judiciais, exceto MS e HC.</text:p>
      <text:p text:style-name="P134"><text:soft-page-break/></text:p>
      <text:p text:style-name="P88"><text:span text:style-name="T24">Diferentes formas de atuação do MP quando é impetrada uma </text:span><text:span text:style-name="T23">ação popular</text:span><text:span text:style-name="T24"> </text:span><text:span text:style-name="T26">(AP)</text:span><text:span text:style-name="T24">:</text:span></text:p>
      <text:list xml:id="list2632232394" text:style-name="L11">
        <text:list-item>
          <text:p text:style-name="P115"><text:span text:style-name="T24">como </text:span><text:span text:style-name="T28">parte pública autônoma</text:span><text:span text:style-name="T24"> → age como fiscal da lei;</text:span></text:p>
        </text:list-item>
        <text:list-item>
          <text:p text:style-name="P115"><text:span text:style-name="T24">como </text:span><text:span text:style-name="T28">órgão ativador da produção de provas e auxiliador do autor popular</text:span><text:span text:style-name="T24">;</text:span></text:p>
        </text:list-item>
        <text:list-item>
          <text:p text:style-name="P115"><text:span text:style-name="T24">como </text:span><text:span text:style-name="T28">substituto do autor</text:span><text:span text:style-name="T24"> → quando autor é omisso;</text:span></text:p>
        </text:list-item>
        <text:list-item>
          <text:p text:style-name="P115"><text:span text:style-name="T24">como </text:span><text:span text:style-name="T28">sucessor do autor</text:span><text:span text:style-name="T24"> → quando autor desiste da ação, sendo facultado ao MP continuar ou desistir da ação. Se houver interesse público, o MP </text:span><text:span text:style-name="T23">não</text:span><text:span text:style-name="T24"> pode desistir da ação.</text:span></text:p>
        </text:list-item>
      </text:list>
      <text:p text:style-name="P101"/>
      <text:p text:style-name="P62"><text:span text:style-name="T24">Para o cabimento da AP, </text:span><text:span text:style-name="T23">não</text:span><text:span text:style-name="T24"> se exige a comprovação de efetivo dano material/pecuniário. A lesividade decorre da ilegalidade, esta suficiente para que se configure o dano.</text:span></text:p>
      <text:p text:style-name="P102"/>
      <text:p text:style-name="P56">Não<text:span text:style-name="T24"> cabe AP contra ato jurisdicional.</text:span></text:p>
      <text:p text:style-name="P103"/>
      <text:p text:style-name="P57">Não<text:span text:style-name="T24"> há foro por prerrogativa de função em AP.</text:span></text:p>
      <text:p text:style-name="P104"/>
      <text:p text:style-name="P105">Se AP for declarada improcedente, estará sujeita ao duplo grau de jurisdição obrigatório.</text:p>
      <text:p text:style-name="P105"/>
      <text:p text:style-name="P58"><text:span text:style-name="T24">Salvo comprovada má-fé, </text:span>não<text:span text:style-name="T24"> há ônus da sucumbência na AP.</text:span></text:p>
      <text:p text:style-name="P105"/>
      <text:p text:style-name="P59"><text:span text:style-name="T24">AP só pode ser impetrada por </text:span>cidadão<text:span text:style-name="T24"> (e apenas ele, ninguém mais).</text:span></text:p>
      <text:p text:style-name="P106"/>
      <text:p text:style-name="P107">HC e HD → gratuitos.</text:p>
      <text:p text:style-name="P107"/>
      <text:p text:style-name="P60"><text:span text:style-name="T24">A </text:span>fundamentalidade material<text:span text:style-name="T24"> (direitos fundamentais não são identificados como sendo apenas aqueles escritos na CF, mas sim por sua essência) </text:span>depende<text:span text:style-name="T24"> de expressa previsão na Constituição formal.</text:span></text:p>
      <text:p text:style-name="P108"/>
      <text:p text:style-name="P61">Somente a CF<text:span text:style-name="T24"> pode condicionar o acesso ao Judiciário ao prévio esgotamento das instâncias administrativas.</text:span></text:p>
      <text:p text:style-name="P109"/>
      <text:p text:style-name="P116"><text:span text:style-name="T21">O MS </text:span><text:span text:style-name="T17">pode</text:span><text:span text:style-name="T21"> ser usado em processos penais.</text:span></text:p>
      <text:p text:style-name="P116"><text:span text:style-name="T21"/></text:p>
      <text:p text:style-name="P117"><text:span text:style-name="T21">Só cabe MS contra </text:span><text:span text:style-name="T17">lei em tese</text:span><text:span text:style-name="T21"> se esta for produtora de </text:span><text:span text:style-name="T17">efeitos concretos</text:span><text:span text:style-name="T21">.</text:span></text:p>
      <text:p text:style-name="P117"><text:span text:style-name="T21"/></text:p>
      <text:p text:style-name="P118"><text:span text:style-name="T21">Em regra, </text:span><text:span text:style-name="T17">não </text:span><text:span text:style-name="T21">cabe MS contra </text:span><text:span text:style-name="T17">ato jurisdicional</text:span><text:span text:style-name="T21">, exceto em situação de </text:span><text:span text:style-name="T17">absoluta excepcionalidade</text:span><text:span text:style-name="T21"> em que restar cabalmente evidenciado o caráter abusivo ou teratológico da medida impugnada: </text:span><text:span text:style-name="T22">impetrante deve demonstrar </text:span><text:span text:style-name="T18">inexistência de recurso com efeito suspensivo</text:span><text:span text:style-name="T22"> e que o provimento do recurso cabível </text:span><text:span text:style-name="T18">não seria suficiente</text:span><text:span text:style-name="T22"> à reparação do dano.</text:span></text:p>
      <text:p text:style-name="P118"><text:span text:style-name="T22"/></text:p>
      <text:p text:style-name="P119"><text:span text:style-name="T18">M</text:span><text:span text:style-name="T17">S coletivo</text:span><text:span text:style-name="T21">:</text:span></text:p>
      <text:list xml:id="list2523363248" text:style-name="L12">
        <text:list-item>
          <text:p text:style-name="P110"><text:span text:style-name="T17">associação: constituída há mais de 1 ano;</text:span></text:p>
        </text:list-item>
        <text:list-item>
          <text:p text:style-name="P110"><text:span text:style-name="T17">partido político com representação no CN: independe da data da constituíçã</text:span><text:span text:style-name="T19">o;</text:span></text:p>
        </text:list-item>
        <text:list-item>
          <text:p text:style-name="P111"><text:span text:style-name="T17">em ambos os casos há </text:span><text:span text:style-name="T20">substituição processual</text:span><text:span text:style-name="T17">: independe de autorização expressa dos titulares do direito.</text:span></text:p>
        </text:list-item>
      </text:list>
      <text:p text:style-name="P112"><text:span text:style-name="T17"/></text:p>
      <text:p text:style-name="P113"><text:soft-page-break/><text:span text:style-name="T17">O MI só é cabível a normas constitucionais que </text:span><text:span text:style-name="T20">dependam de regulamentação para produzirem todos os seus efeitos</text:span><text:span text:style-name="T17">, ou seja, normas constitucionais de </text:span><text:span text:style-name="T20">eficácia limitada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cb53" officeooo:paragraph-rsid="0000cb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Direitos e garantias fundament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9-26T20:03:28.391000000</dc:date>
    <meta:editing-duration>PT46M54S</meta:editing-duration>
    <meta:editing-cycles>10</meta:editing-cycles>
    <meta:document-statistic meta:table-count="0" meta:image-count="0" meta:object-count="0" meta:page-count="6" meta:paragraph-count="119" meta:word-count="1784" meta:character-count="11080" meta:non-whitespace-character-count="9470"/>
  </office:meta>
</office:document-meta>
</file>